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32c" officeooo:paragraph-rsid="0002832c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2832c" officeooo:paragraph-rsid="0002832c" style:font-weight-asian="bold" style:font-weight-complex="bold"/>
    </style:style>
    <style:style style:name="P3" style:family="paragraph" style:parent-style-name="Standard" style:list-style-name="L1">
      <style:text-properties officeooo:rsid="0002832c" officeooo:paragraph-rsid="0002832c"/>
    </style:style>
    <style:style style:name="P4" style:family="paragraph" style:parent-style-name="Standard" style:list-style-name="L1">
      <style:text-properties officeooo:rsid="00081186" officeooo:paragraph-rsid="00081186"/>
    </style:style>
    <style:style style:name="P5" style:family="paragraph" style:parent-style-name="Standard" style:list-style-name="L1">
      <style:text-properties officeooo:rsid="0008cfd3" officeooo:paragraph-rsid="0008cfd3"/>
    </style:style>
    <style:style style:name="P6" style:family="paragraph" style:parent-style-name="Standard" style:list-style-name="L1">
      <style:text-properties officeooo:rsid="000c1188" officeooo:paragraph-rsid="000c1188"/>
    </style:style>
    <style:style style:name="P7" style:family="paragraph" style:parent-style-name="Standard" style:list-style-name="L1">
      <style:text-properties officeooo:rsid="000d2bb4" officeooo:paragraph-rsid="000d2bb4"/>
    </style:style>
    <style:style style:name="P8" style:family="paragraph" style:parent-style-name="Standard" style:list-style-name="L1">
      <style:text-properties officeooo:rsid="001d94c0" officeooo:paragraph-rsid="001d94c0"/>
    </style:style>
    <style:style style:name="T1" style:family="text">
      <style:text-properties style:text-position="super 58%"/>
    </style:style>
    <style:style style:name="T2" style:family="text">
      <style:text-properties officeooo:rsid="0003a22a"/>
    </style:style>
    <style:style style:name="T3" style:family="text">
      <style:text-properties officeooo:rsid="00081186"/>
    </style:style>
    <style:style style:name="T4" style:family="text">
      <style:text-properties officeooo:rsid="0017eb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actice Questions</text:p>
      <text:p text:style-name="P1"/>
      <text:list xml:id="list5764668072824903914" text:style-name="L1">
        <text:list-item>
          <text:p text:style-name="P3">Write a program to do following Operations on <text:span text:style-name="T3">three</text:span> numbers(Take input from command line for numbers)</text:p>
          <text:list>
            <text:list-item>
              <text:p text:style-name="P3">Additions</text:p>
            </text:list-item>
            <text:list-item>
              <text:p text:style-name="P3">Substraction</text:p>
            </text:list-item>
            <text:list-item>
              <text:p text:style-name="P3">Multiplication</text:p>
            </text:list-item>
            <text:list-item>
              <text:p text:style-name="P3">Floor division</text:p>
            </text:list-item>
            <text:list-item>
              <text:p text:style-name="P3">Moduls</text:p>
            </text:list-item>
            <text:list-item>
              <text:p text:style-name="P3">Division</text:p>
            </text:list-item>
          </text:list>
        </text:list-item>
        <text:list-item>
          <text:p text:style-name="P3">Write a program to find (a+b)^2, (a-b)^2, <text:span text:style-name="T3">a^2 – b^2.</text:span></text:p>
        </text:list-item>
        <text:list-item>
          <text:p text:style-name="P4">Take interger input, find the last digit in that integer.</text:p>
        </text:list-item>
        <text:list-item>
          <text:p text:style-name="P3">Take string input from command line and do following operations on that string</text:p>
          <text:list>
            <text:list-item>
              <text:p text:style-name="P3">find length of string.</text:p>
            </text:list-item>
            <text:list-item>
              <text:p text:style-name="P3">print 1<text:span text:style-name="T1">st</text:span> character of string.</text:p>
            </text:list-item>
            <text:list-item>
              <text:p text:style-name="P3">print last three character of string.</text:p>
            </text:list-item>
            <text:list-item>
              <text:p text:style-name="P3">print first three character of string.</text:p>
            </text:list-item>
          </text:list>
        </text:list-item>
        <text:list-item>
          <text:p text:style-name="P3">Take string input from command line.</text:p>
          <text:list>
            <text:list-item>
              <text:p text:style-name="P3"><text:span text:style-name="T2">A</text:span>sk user to give input of indexvalue and print the character in that index value.</text:p>
            </text:list-item>
            <text:list-item>
              <text:p text:style-name="P3">Ask user to give <text:span text:style-name="T2">two input indexvalues and print string between that index values.</text:span></text:p>
            </text:list-item>
            <text:list-item>
              <text:p text:style-name="P4">Take 2 inputs from user and concatenate the them</text:p>
            </text:list-item>
            <text:list-item>
              <text:p text:style-name="P4">Take one input as string and another as integer and multiply integer and string.</text:p>
            </text:list-item>
          </text:list>
        </text:list-item>
        <text:list-item>
          <text:p text:style-name="P5">Operator precedence</text:p>
          <text:list>
            <text:list-item>
              <text:p text:style-name="P5">Guess Ouput before executing program <text:span text:style-name="T4">and check whether your guess matchs with output.</text:span></text:p>
              <text:list>
                <text:list-item>
                  <text:p text:style-name="P5">4+5*8+10</text:p>
                </text:list-item>
                <text:list-item>
                  <text:p text:style-name="P5">5**8+10+32</text:p>
                </text:list-item>
                <text:list-item>
                  <text:p text:style-name="P5">5*9 + 5/2 + 9</text:p>
                </text:list-item>
                <text:list-item>
                  <text:p text:style-name="P5">10/5*2</text:p>
                </text:list-item>
                <text:list-item>
                  <text:p text:style-name="P5">10*5/2</text:p>
                </text:list-item>
                <text:list-item>
                  <text:p text:style-name="P6"><text:bookmark-start text:name="__DdeLink__46_2126999863"/>10%2*5<text:bookmark-end text:name="__DdeLink__46_2126999863"/></text:p>
                </text:list-item>
                <text:list-item>
                  <text:p text:style-name="P7">10*2%5</text:p>
                </text:list-item>
              </text:list>
            </text:list-item>
          </text:list>
        </text:list-item>
        <text:list-item>
          <text:p text:style-name="P8">Take user input and apply comparision operators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23:15:28.811464078</meta:creation-date>
    <dc:date>2018-03-23T08:45:04.821669102</dc:date>
    <meta:editing-duration>PT23M49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198" meta:character-count="1059" meta:non-whitespace-character-count="919"/>
  </office:meta>
</office:document-meta>
</file>